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2e79" officeooo:paragraph-rsid="00092e79"/>
    </style:style>
    <style:style style:name="T1" style:family="text">
      <style:text-properties fo:language="en" fo:country="US"/>
    </style:style>
    <style:style style:name="T2" style:family="text">
      <style:text-properties fo:language="pt" fo:country="B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4 – Lógica Imperativa <text:line-break/><text:line-break/>Descobrindo o padrão de organização do professor:<text:line-break/><text:line-break/><text:span text:style-name="T1">*<text:tab/>O professor </text:span><text:span text:style-name="T2">organizava as linhas da tabela de lugares de forma que sempre colocaria 4 <text:tab/>alunos que gostam mais de uma materia e 2 alunos com a preferencia pela outra. <text:line-break/><text:line-break/><text:tab/>Nota-se que na terceira imagem houve deslocamento entre dois alunos, sendo eles <text:tab/>correspondentes a matérias diferentes e previamente divididos entre a fileira 4 e 5 da tabela. <text:line-break/><text:tab/></text:span></text:p>
      <text:p text:style-name="P1"><text:tab/>Portanto ao fazerem a troca, as linhas 4 e 5 ficaram com 3 alunos de cada matéria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30T16:41:16.233000000</meta:creation-date>
    <dc:date>2024-01-30T16:46:18.018000000</dc:date>
    <meta:editing-duration>PT5M2S</meta:editing-duration>
    <meta:editing-cycles>1</meta:editing-cycles>
    <meta:generator>LibreOffice/7.5.4.2$Windows_X86_64 LibreOffice_project/36ccfdc35048b057fd9854c757a8b67ec53977b6</meta:generator>
    <meta:document-statistic meta:table-count="0" meta:image-count="0" meta:object-count="0" meta:page-count="1" meta:paragraph-count="2" meta:word-count="85" meta:character-count="508" meta:non-whitespace-character-count="412"/>
  </office:meta>
</office:document-meta>
</file>